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Limes Webservice</text:p>
            <text:p text:style-name="P1"/>
            <text:p text:style-name="P1"/>
            <text:p text:style-name="P1"/>
            <text:p text:style-name="P1"/>
            <text:p text:style-name="P2"><text:span text:style-name="T1">Klaus Lyko, Victor Christe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atum:8.05.12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Technologien</text:p>
              </text:list-item>
              <text:list-item>
                <text:p>Statu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3.785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2">Stetiges Wachstum des Web of Data</text:span></text:p>
              </text:list-item>
              <text:list-item>
                <text:p><text:span text:style-name="T2">Aber: Anteil von Links gering </text:span></text:p>
              </text:list-item>
              <text:list-item>
                <text:p><text:span text:style-name="T2">Deshalb</text:span>: <text:span text:style-name="T2">LIMES als automatisches, zeiteffizientes</text:span></text:p>
                <text:p><text:span text:style-name="T2">Werkzeug zur Linkentdeckung zweier KB</text:span></text:p>
                <text:p><text:span text:style-name="T3">Ziel</text:span></text:p>
              </text:list-item>
              <text:list-item>
                <text:p><text:span text:style-name="T2">Bisher Standalone Version von Limes</text:span></text:p>
              </text:list-item>
              <text:list-item>
                <text:p><text:span text:style-name="T2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2">Mapping zweier WB</text:span></text:p>
                <text:list>
                  <text:list-item>
                    <text:p><text:span text:style-name="T2">Spezifizierung Endpunkte der WB</text:span></text:p>
                  </text:list-item>
                  <text:list-item>
                    <text:p><text:span text:style-name="T2">Metrikfunktionen</text:span></text:p>
                  </text:list-item>
                  <text:list-item>
                    <text:p><text:span text:style-name="T2">Thresholds</text:span></text:p>
                  </text:list-item>
                  <text:list-item>
                    <text:p><text:span text:style-name="T2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Workflow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8" draw:text-style-name="P3" draw:layer="layout" svg:width="25.199cm" svg:height="11.886cm" svg:x="1.4cm" svg:y="6.014cm" presentation:class="outline">
          <draw:text-box>
            <text:list text:style-name="L2">
              <text:list-item>
                <text:p text:style-name="P3"><text:span text:style-name="T2">Augabedatei in Turtle oder N3</text:span></text:p>
              </text:list-item>
              <text:list-item>
                <text:p text:style-name="P3"><text:span text:style-name="T2">Aufteilen des Web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08:33:22.04</meta:creation-date>
    <meta:editing-duration>PT5M40S</meta:editing-duration>
    <meta:editing-cycles>2</meta:editing-cycles>
    <dc:date>2012-05-08T09:41:14.55</dc:date>
    <meta:document-statistic meta:object-count="265"/>
    <meta:generator>OpenOffice.org/3.3$Win32 OpenOffice.org_project/330m20$Build-9567</meta:generator>
  </office:meta>
</office:document-meta>
</file>